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2993" officeooo:paragraph-rsid="00111ea0"/>
    </style:style>
    <style:style style:name="P2" style:family="paragraph" style:parent-style-name="Standard">
      <style:text-properties officeooo:rsid="000e2993" officeooo:paragraph-rsid="002c7626"/>
    </style:style>
    <style:style style:name="P3" style:family="paragraph" style:parent-style-name="Standard">
      <style:text-properties officeooo:rsid="000e2993" officeooo:paragraph-rsid="0042a6da"/>
    </style:style>
    <style:style style:name="P4" style:family="paragraph" style:parent-style-name="Standard">
      <style:text-properties officeooo:rsid="001ece55" officeooo:paragraph-rsid="001ece55"/>
    </style:style>
    <style:style style:name="P5" style:family="paragraph" style:parent-style-name="Standard">
      <style:text-properties officeooo:rsid="00111ea0" officeooo:paragraph-rsid="00271991"/>
    </style:style>
    <style:style style:name="P6" style:family="paragraph" style:parent-style-name="Standard">
      <style:text-properties officeooo:rsid="00336232" officeooo:paragraph-rsid="00336232"/>
    </style:style>
    <style:style style:name="P7" style:family="paragraph" style:parent-style-name="Standard">
      <style:text-properties officeooo:rsid="0039155f" officeooo:paragraph-rsid="0039155f"/>
    </style:style>
    <style:style style:name="P8" style:family="paragraph" style:parent-style-name="Standard">
      <style:text-properties officeooo:rsid="004bb701" officeooo:paragraph-rsid="004bb701"/>
    </style:style>
    <style:style style:name="P9" style:family="paragraph" style:parent-style-name="Standard">
      <style:text-properties officeooo:rsid="00582c13" officeooo:paragraph-rsid="00582c13"/>
    </style:style>
    <style:style style:name="T1" style:family="text">
      <style:text-properties officeooo:rsid="00111ea0"/>
    </style:style>
    <style:style style:name="T2" style:family="text">
      <style:text-properties officeooo:rsid="003c1f8c"/>
    </style:style>
    <style:style style:name="T3" style:family="text">
      <style:text-properties officeooo:rsid="003d622a"/>
    </style:style>
    <style:style style:name="T4" style:family="text">
      <style:text-properties officeooo:rsid="0042a6da"/>
    </style:style>
    <style:style style:name="T5" style:family="text">
      <style:text-properties officeooo:rsid="004c1d0e"/>
    </style:style>
    <style:style style:name="T6" style:family="text">
      <style:text-properties officeooo:rsid="00604778"/>
    </style:style>
    <style:style style:name="T7" style:family="text">
      <style:text-properties officeooo:rsid="0061a490"/>
    </style:style>
    <style:style style:name="T8" style:family="text">
      <style:text-properties officeooo:rsid="006823a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llo zämä, min Name isch Roger Waldvogel und ich wird eu <text:span text:style-name="T1">jetzt</text:span> kurz mis projekt Elyoos vorstellä. <text:span text:style-name="T4">Ich han ä internet platform entwicklet wo sich mit em thema vomänä sozialä Wandel beschäftiget. Es gat mir drum es werkzüg zur verfüägig zstellä wos erlaubt lösigsvorschläg für problem zfindä. Also das mer zum Bispiel lösigä findet, wiä mer euses finazsystem zum vorteil vo allnä veränderä könnt. Än soziale Wandel hät für mich aber nöd nur mit Lösigä im ussä ztuä. Ich persönlich finds midestens genau so wichtig das mir au afanged eus als menschä witerzentwicklä. Bis jetzt hanis gfühl macht hautsächlich technik fortschrit und mir Menschä befindet eus mit euserem Verhaltä und denkä immer no i dä Steizit. Elyoos söll disbezüglich äs sozials netzwerk werdä wo mer vonänand lernä und sich persönlich witer entwicklä kann. Das isch jetzt mal ganz grob umrissä gsi worums mir bi däm Projekt gat. Ich zeig eu jetzt am bestä kurz inärä klinä demo was ich bereits umgestzt han.</text:span></text:p>
      <text:p text:style-name="P2"/>
      <text:p text:style-name="P6">Live Demo</text:p>
      <text:p text:style-name="P6"/>
      <text:p text:style-name="P7">Um Elyoos benüzt<text:span text:style-name="T3">ä</text:span> zchönä muäs <text:span text:style-name="T2">zerst</text:span> es Benutzerkonto erstellt werde. Ich han jetzt bereits für dä Hans Muster es dummy konto erstellt und log mich mal i. Da gseht mer <text:span text:style-name="T2">jetzt</text:span> nachem erstä login a kurzi übersicht über die wichtigistä funktionä vo elyoos. Ich fügä jetzt als ersts dä Roger Waldvogel <text:span text:style-name="T2">zu minä</text:span> kont<text:span text:style-name="T2">ä</text:span>kt hinzuä. <text:span text:style-name="T2">Diä Person wo ich als kontakt hinzuäfuäge muss nöd zum Bispiel a Fründschaftsafrag bestätigä wiä das uf Facebook dä fall isch. Es wird dere Person eifach a zeigt das ich sie i mini Kontaktlistä ufgnah han.</text:span> <text:span text:style-name="T2">Sobald ich öpert zu miniä Kontakt hinzuägfüägt han, gseh ich sini Empfehligä. Emfpolä werdä könnd im Moment Youtube Videos, Büächer, Blogs und Weblinks. <text:s/>Wenn mir öpis gfallt kann ich das au empfehle wiä jetzt zum bispiel das youtube viedo. Ich könnt jetzt au no än kommentar dazuä schribä, aber das lan ich mal no si. Wenn ich jetzt uf detail asicht wechsle vo dem video geseh ich das ich wer alles das video empfholä hät. Ich kann au go luägä wer wo minä fründä das empfholä hät. Empfeligä vo Fründä isch uf derä Platform ganz en zentralä filtermechanismus. Ich kann das no kurz demonstierä wenn ich ufd empfehligsübersicht wechsle. Da gseht mer jetzt diä beliäbtischte empfehligä gsamthaft und diä vo dä letstä 14 Täg. Das han gmacht damit au neueri Biträg ä chance händ zum gfundä zwerdä. Diä Biträg kann ich jetzt filterä nach </text:span></text:p>
      <text:p text:style-name="P7"/>
      <text:p text:style-name="P8">Das <text:span text:style-name="T6">was ihr jetzt gad gseh händ</text:span> isch erst ä mal e<text:span text:style-name="T8">n Afang</text:span> <text:span text:style-name="T5">uf dem mer witer ufbauä kann. Es brucht sicher no einiges a arbet bis Elyoos zumänä vollwertige soziale Netzwerk wird. Als nöchsts hani plant das mer au ortsabhängig biträg kann erstellä. So sölls möglich werdä das mer uferä kartä kann go luägä ga was es alles für Projekt zum sozialä wandel i dä umgebig git. Witer isch au äs forum a denkt. Das söll aber nöd äs forum si wimer normalerwis kennt. Antworte wo mer zunärä Frag erstellt hät könd vo andärä user empfolä werdä. Diä Antwortä wo die meiste empfehligä überchömed wandert dän ganz nach obä. Und au da sölls wieder möglich sie das mer nach empfehligä vo dä eigene Kontakt kann filtärä. Zudem söll mer Antwortä au mit anderä Biträg uf Elyoos verknüpfä könnä. Das mer also zum Bispiel äs Youtube Video wo ä Frag beantwortet als Antwort hinzuäfüägä kann. Jedoch sind all diä idee nonig fix usgarbeitet und das isch unteranderm au en Grund das ich hüt vor eu sta. Ich bin uf dä suächi nach lüt wo bereit sind a dem Projekt mitzwürkä. Es gat mir vorallem darum lüt zfindä vo konzeptionell mitschaffet was mer no alles umsetzä könnt. Bis jetzt sind erst ä chli meh als 30 Personä uf därä plattform. Sprojekt steckt wiä gseit erst i dä chinderschuä. Das bütet aber au Möglichkeit das mer no viel Ifluss uf d gstaltig vo däm soziale netzwerk nä kann.</text:span></text:p>
      <text:p text:style-name="P9">Das isch ä mal ganz ä kurzi übersicht über das Projekt gsi. Gern beantwort ich <text:span text:style-name="T7">jetzt</text:span> Fragä zum eu nochli as detailiertes Bild vo Elyoos zgä.</text:p>
      <text:p text:style-name="P6"/>
      <text:p text:style-name="P5"/>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44M33S</meta:editing-duration>
    <meta:editing-cycles>61</meta:editing-cycles>
    <meta:generator>LibreOffice/5.1.5.2$Windows_x86 LibreOffice_project/7a864d8825610a8c07cfc3bc01dd4fce6a9447e5</meta:generator>
    <dc:date>2016-10-11T16:01:07.601000000</dc:date>
    <meta:print-date>2016-10-11T09:42:49.470000000</meta:print-date>
    <meta:document-statistic meta:table-count="0" meta:image-count="0" meta:object-count="0" meta:page-count="1" meta:paragraph-count="5" meta:word-count="671" meta:character-count="3836" meta:non-whitespace-character-count="3168"/>
    <meta:user-defined meta:name="Info 1"/>
    <meta:user-defined meta:name="Info 2"/>
    <meta:user-defined meta:name="Info 3"/>
    <meta:user-defined meta:name="Info 4"/>
  </office:meta>
</office:document-meta>
</file>